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text-properties fo:font-size="12pt" fo:font-weight="normal" officeooo:rsid="0007607e" officeooo:paragraph-rsid="0007607e" style:font-size-asian="10.5pt" style:font-weight-asian="normal" style:font-size-complex="12pt" style:font-weight-complex="normal"/>
    </style:style>
    <style:style style:name="P3"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4"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5" style:family="paragraph" style:parent-style-name="Standard">
      <style:paragraph-properties fo:margin-top="0cm" fo:margin-bottom="0cm" loext:contextual-spacing="false"/>
      <style:text-properties fo:font-size="12pt" fo:font-weight="normal" officeooo:rsid="0007c9ca" officeooo:paragraph-rsid="0007c9ca" style:font-size-asian="10.5pt" style:font-weight-asian="normal" style:font-size-complex="12pt" style:font-weight-complex="normal"/>
    </style:style>
    <style:style style:name="P6" style:family="paragraph" style:parent-style-name="Standard">
      <style:paragraph-properties fo:margin-top="0cm" fo:margin-bottom="0cm" loext:contextual-spacing="false"/>
      <style:text-properties fo:font-size="12pt" fo:font-weight="normal" officeooo:rsid="00168eaa" officeooo:paragraph-rsid="00168eaa"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19e565" officeooo:paragraph-rsid="0019e565"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1b59fe" officeooo:paragraph-rsid="001b59fe"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1d7677" officeooo:paragraph-rsid="001d7677"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1e8f9e" officeooo:paragraph-rsid="001e8f9e"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283cab" officeooo:paragraph-rsid="00283cab"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2871b4" officeooo:paragraph-rsid="0029c405" style:font-size-asian="10.5pt" style:font-weight-asian="normal" style:font-size-complex="12pt" style:font-weight-complex="normal"/>
    </style:style>
    <style:style style:name="P13" style:family="paragraph" style:parent-style-name="Standard">
      <style:paragraph-properties fo:margin-top="0cm" fo:margin-bottom="0cm" loext:contextual-spacing="false"/>
      <style:text-properties fo:font-size="12pt" fo:font-weight="normal" officeooo:rsid="0018750e" officeooo:paragraph-rsid="0022fadc" style:font-size-asian="10.5pt" style:font-weight-asian="normal" style:font-size-complex="12pt" style:font-weight-complex="normal"/>
    </style:style>
    <style:style style:name="P14" style:family="paragraph" style:parent-style-name="Standard">
      <style:paragraph-properties fo:margin-top="0cm" fo:margin-bottom="0cm" loext:contextual-spacing="false"/>
      <style:text-properties fo:font-size="12pt" fo:font-weight="normal" officeooo:rsid="0022fadc" officeooo:paragraph-rsid="0022fadc" style:font-size-asian="10.5pt" style:font-weight-asian="normal" style:font-size-complex="12pt" style:font-weight-complex="normal"/>
    </style:style>
    <style:style style:name="P15" style:family="paragraph" style:parent-style-name="Standard">
      <style:paragraph-properties fo:margin-top="0cm" fo:margin-bottom="0cm" loext:contextual-spacing="false"/>
      <style:text-properties fo:font-size="12pt" fo:font-weight="normal" officeooo:rsid="0024ab6e" officeooo:paragraph-rsid="00238e08" style:font-size-asian="10.5pt" style:font-weight-asian="normal" style:font-size-complex="12pt" style:font-weight-complex="normal"/>
    </style:style>
    <style:style style:name="P16" style:family="paragraph" style:parent-style-name="Standard">
      <style:paragraph-properties fo:margin-top="0cm" fo:margin-bottom="0cm" loext:contextual-spacing="false" fo:line-height="115%"/>
      <style:text-properties fo:font-size="12pt" fo:font-weight="normal" officeooo:rsid="0011218c" officeooo:paragraph-rsid="002cbe85" style:font-size-asian="12pt" style:font-weight-asian="normal" style:font-size-complex="12pt" style:font-weight-complex="normal"/>
    </style:style>
    <style:style style:name="P17"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18" style:family="paragraph" style:parent-style-name="Standard">
      <style:paragraph-properties fo:margin-top="0cm" fo:margin-bottom="0cm" loext:contextual-spacing="false"/>
      <style:text-properties fo:font-size="12pt" fo:font-weight="bold" officeooo:rsid="0022fadc" officeooo:paragraph-rsid="0022fadc" style:font-size-asian="10.5pt" style:font-weight-asian="bold" style:font-size-complex="12pt" style:font-weight-complex="bold"/>
    </style:style>
    <style:style style:name="P19" style:family="paragraph" style:parent-style-name="Standard">
      <style:paragraph-properties fo:margin-top="0cm" fo:margin-bottom="0cm" loext:contextual-spacing="false"/>
      <style:text-properties fo:font-size="12pt" fo:font-weight="bold" officeooo:rsid="00238e08" officeooo:paragraph-rsid="0027c460" style:font-size-asian="10.5pt" style:font-weight-asian="bold" style:font-size-complex="12pt" style:font-weight-complex="bold"/>
    </style:style>
    <style:style style:name="P20" style:family="paragraph" style:parent-style-name="Standard">
      <style:paragraph-properties fo:margin-top="0cm" fo:margin-bottom="0cm" loext:contextual-spacing="false"/>
      <style:text-properties fo:font-size="12pt" fo:font-weight="bold" officeooo:rsid="002f692a" officeooo:paragraph-rsid="002f692a" style:font-size-asian="10.5pt" style:font-weight-asian="bold" style:font-size-complex="12pt" style:font-weight-complex="bold"/>
    </style:style>
    <style:style style:name="P21"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22"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23"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24" style:family="paragraph" style:parent-style-name="Standard">
      <style:paragraph-properties fo:margin-top="0cm" fo:margin-bottom="0cm" loext:contextual-spacing="false" fo:line-height="115%"/>
      <style:text-properties fo:font-size="14pt" fo:font-weight="bold" officeooo:rsid="001b59fe" officeooo:paragraph-rsid="001d7677" style:font-size-asian="12.25pt" style:font-weight-asian="bold" style:font-size-complex="14pt" style:font-weight-complex="bold"/>
    </style:style>
    <style:style style:name="P25" style:family="paragraph" style:parent-style-name="Standard">
      <style:paragraph-properties fo:margin-top="0cm" fo:margin-bottom="0cm" loext:contextual-spacing="false" fo:line-height="115%"/>
      <style:text-properties fo:font-size="14pt" fo:font-weight="bold" officeooo:rsid="001b59fe" officeooo:paragraph-rsid="001e8f9e" style:font-size-asian="12.25pt" style:font-weight-asian="bold" style:font-size-complex="14pt" style:font-weight-complex="bold"/>
    </style:style>
    <style:style style:name="P26"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27"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28" style:family="paragraph" style:parent-style-name="Standard">
      <style:paragraph-properties fo:margin-top="0cm" fo:margin-bottom="0.199cm" loext:contextual-spacing="false"/>
      <style:text-properties fo:font-size="12pt" fo:font-weight="normal" officeooo:rsid="00185979" officeooo:paragraph-rsid="00168eaa" style:font-size-asian="10.5pt" style:font-weight-asian="normal" style:font-size-complex="12pt" style:font-weight-complex="normal"/>
    </style:style>
    <style:style style:name="P29"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30"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31" style:family="paragraph" style:parent-style-name="Standard">
      <style:paragraph-properties fo:margin-top="0cm" fo:margin-bottom="0.199cm" loext:contextual-spacing="false"/>
      <style:text-properties fo:font-size="12pt" fo:font-weight="bold" officeooo:rsid="00185979" officeooo:paragraph-rsid="00185979" style:font-size-asian="10.5pt" style:font-weight-asian="bold" style:font-size-complex="12pt" style:font-weight-complex="bold"/>
    </style:style>
    <style:style style:name="P32" style:family="paragraph" style:parent-style-name="Standard">
      <style:paragraph-properties fo:margin-top="0cm" fo:margin-bottom="0.199cm" loext:contextual-spacing="false"/>
      <style:text-properties fo:font-size="12pt" fo:font-weight="bold" officeooo:rsid="00186150" officeooo:paragraph-rsid="00186150" style:font-size-asian="10.5pt" style:font-weight-asian="bold" style:font-size-complex="12pt" style:font-weight-complex="bold"/>
    </style:style>
    <style:style style:name="P33" style:family="paragraph" style:parent-style-name="Standard">
      <style:paragraph-properties fo:margin-top="0cm" fo:margin-bottom="0.199cm" loext:contextual-spacing="false"/>
      <style:text-properties fo:font-size="12pt" fo:font-weight="bold" officeooo:rsid="002cbe85" officeooo:paragraph-rsid="002cbe85" style:font-size-asian="10.5pt" style:font-weight-asian="bold" style:font-size-complex="12pt" style:font-weight-complex="bold"/>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18750e" style:font-weight-asian="normal" style:font-weight-complex="normal"/>
    </style:style>
    <style:style style:name="T11" style:family="text">
      <style:text-properties fo:font-weight="normal" officeooo:rsid="002174a9" style:font-weight-asian="normal" style:font-weight-complex="normal"/>
    </style:style>
    <style:style style:name="T12" style:family="text">
      <style:text-properties fo:font-weight="normal" officeooo:rsid="00220823" style:font-weight-asian="normal" style:font-weight-complex="normal"/>
    </style:style>
    <style:style style:name="T13" style:family="text">
      <style:text-properties fo:font-weight="normal" officeooo:rsid="0024ab6e" style:font-weight-asian="normal" style:font-weight-complex="normal"/>
    </style:style>
    <style:style style:name="T14" style:family="text">
      <style:text-properties fo:font-weight="normal" officeooo:rsid="00265527" style:font-weight-asian="normal" style:font-weight-complex="normal"/>
    </style:style>
    <style:style style:name="T15" style:family="text">
      <style:text-properties fo:font-weight="normal" officeooo:rsid="0027c460" style:font-weight-asian="normal" style:font-weight-complex="normal"/>
    </style:style>
    <style:style style:name="T16" style:family="text">
      <style:text-properties fo:font-weight="normal" officeooo:rsid="002d165b" style:font-weight-asian="normal" style:font-weight-complex="normal"/>
    </style:style>
    <style:style style:name="T17" style:family="text">
      <style:text-properties fo:font-weight="normal" officeooo:rsid="002fffaf" style:font-weight-asian="normal" style:font-weight-complex="normal"/>
    </style:style>
    <style:style style:name="T18" style:family="text">
      <style:text-properties officeooo:rsid="0009d52b"/>
    </style:style>
    <style:style style:name="T19" style:family="text">
      <style:text-properties officeooo:rsid="000b082f"/>
    </style:style>
    <style:style style:name="T20" style:family="text">
      <style:text-properties officeooo:rsid="000d421c"/>
    </style:style>
    <style:style style:name="T21" style:family="text">
      <style:text-properties officeooo:rsid="000e4180"/>
    </style:style>
    <style:style style:name="T22" style:family="text">
      <style:text-properties officeooo:rsid="0011218c"/>
    </style:style>
    <style:style style:name="T23" style:family="text">
      <style:text-properties officeooo:rsid="001b59fe"/>
    </style:style>
    <style:style style:name="T24" style:family="text">
      <style:text-properties officeooo:rsid="001d78d8"/>
    </style:style>
    <style:style style:name="T25" style:family="text">
      <style:text-properties officeooo:rsid="0018750e"/>
    </style:style>
    <style:style style:name="T26" style:family="text">
      <style:text-properties officeooo:rsid="0027c460"/>
    </style:style>
    <style:style style:name="T27" style:family="text">
      <style:text-properties officeooo:rsid="00283cab"/>
    </style:style>
    <style:style style:name="T28" style:family="text">
      <style:text-properties officeooo:rsid="0029c405"/>
    </style:style>
    <style:style style:name="T29" style:family="text">
      <style:text-properties officeooo:rsid="002cbe85"/>
    </style:style>
    <style:style style:name="T30" style:family="text">
      <style:text-properties officeooo:rsid="002d16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3">Introduction</text:p>
      <text:p text:style-name="P4">VirtualLab is a python package which enables the user to run <text:span text:style-name="T20">F</text:span>inite <text:span text:style-name="T20">E</text:span>lement <text:span text:style-name="T20">(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4"/>
      <text:p text:style-name="P21">Layout</text:p>
      <text:p text:style-name="P26">VirtualLab <text:span text:style-name="T18">contains </text:span>three essential directories <text:span text:style-name="T18">needed for running any simulation;</text:span> ‘Scripts’, ‘Materials’ <text:span text:style-name="T18">and</text:span> ‘Input’. <text:span text:style-name="T19">There is also a <text:s/>‘Run’ file which is used to launch simulations.</text:span></text:p>
      <text:p text:style-name="P29">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such as ‘Laser’ for LFA which contains different laser pulse profiles. </text:span></text:p>
      <text:p text:style-name="P30"><text:span text:style-name="T19">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17"><text:span text:style-name="T21">I</text:span>nput – <text:span text:style-name="T2">The Input directory contains the parameters which will be used for running simulations, such as dimensions to create a mesh and boundary conditions and materials for FE simulations. Input has a sub-directory for each simulation, and within each of those you will find sub-directories for different study </text:span><text:span text:style-name="T11">names</text:span><text:span text:style-name="T2"> </text:span><text:span text:style-name="T8">(this will be explained more in the next section)</text:span><text:span text:style-name="T2">. </text:span></text:p>
      <text:p text:style-name="P21"/>
      <text:p text:style-name="P21">Getting Starte<text:span text:style-name="T22">d</text:span></text:p>
      <text:p text:style-name="P16">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29">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9">http://docs.h5py.org/en/stable/build.html</text:span></text:a><text:span text:style-name="T29"> and </text:span><text:a xlink:type="simple" xlink:href="https://pypi.org/project/iapws/" text:style-name="Internet_20_link" text:visited-style-name="Visited_20_Internet_20_Link"><text:span text:style-name="T29">https://pypi.org/project/iapws/</text:span></text:a><text:span text:style-name="T29">)</text:span></text:p>
      <text:p text:style-name="P16"/>
      <text:p text:style-name="P28">There are 4 arguments which can be changed, which are; STUDY_DIR, SIMULATION, STUDY_NAME and INPUTS. There is also the keyword argument ‘mode’ which allows you to specify how you want to run the simulations.</text:p>
      <text:p text:style-name="P33">Mode – <text:span text:style-name="T2">There are 3 different options available; headless (default), continuous and interactive. Interactive will output all commands in to the terminal, continuous will write the output to a file </text:span><text:span text:style-name="T16">as it is generated, and headless will write the output in to the file at the end of the process. The output for the meshing stage can be found in the ‘Mesh’ directory, while the output for each CodeAster simulation can be found in the ‘Aster’ directory for each specific Study. <text:s text:c="2"/></text:span></text:p>
      <text:p text:style-name="P31"><text:soft-page-break/>STUDY_DIR<text:span text:style-name="T2"> – This is the name of the directory which will be created in VirtualLab to store your simulation results. For example, if numerous people used the same computer then each worker could have a directory for their own work. You do not have to worry about creating this directory as one will be created automatically. </text:span></text:p>
      <text:p text:style-name="P31">SIMULATION<text:span text:style-name="T2"> – </text:span><text:span text:style-name="T9">This indicated the type of simulation which will be run; Tensile, LFA or HIVE.</text:span></text:p>
      <text:p text:style-name="P32">STUDY_NAME –<text:span text:style-name="T2"> This is a sub directory which will be created for this group of studies. For example if you were simulating a Tensile test for a steel sample, you could enter the study name as Steel, and then all simulations run would be saved in the ‘Steel’ directory. </text:span></text:p>
      <text:p text:style-name="P32">INPUTS –<text:span text:style-name="T2"> This <text:s/>dictionary gives the user some flexibility in what they want to run. The dictionary must always have the key ‘Main’ which indicates the main Parameter file, while the other key can either be ‘Single’ or ‘Parametric’. ‘</text:span><text:span text:style-name="T10">Single’ means that 1 simulation will be run using the parameter file supplied as ‘Main’, while ‘Parametric’ allows us to run multiple simulations, where values in the ‘Main’ file are changed with those in the Parametric file. </text:span><text:span text:style-name="T12">The files that the INPUTS dictionary is referring to are in Inputs/</text:span><text:span text:style-name="T17">$</text:span><text:span text:style-name="T12">SIMULATION/</text:span><text:span text:style-name="T17">$</text:span><text:span text:style-name="T12">STUDY_NAME</text:span></text:p>
      <text:p text:style-name="P13">So for the ‘Run.py’ file you have been given, we have:</text:p>
      <text:p text:style-name="P14">STUDY_DIR=’Training’</text:p>
      <text:p text:style-name="P14">SIMULATION=’Tensile’</text:p>
      <text:p text:style-name="P14">STUDY_NAME=’Example’</text:p>
      <text:p text:style-name="P18"><text:span text:style-name="T2">INPUTS = {'Main' : 'Input', 'Single' : 'Single</text:span><text:span text:style-name="T14">Study</text:span><text:span text:style-name="T2">'}</text:span></text:p>
      <text:p text:style-name="P19"><text:span text:style-name="T2">This means that a directory named ‘Training/</text:span><text:span text:style-name="T15">Tensile/Example</text:span><text:span text:style-name="T2">’ will be created for this work </text:span><text:span text:style-name="T13">which will contain your meshes and results. </text:span><text:span text:style-name="T10">We are running a single simulation using a </text:span><text:span text:style-name="T15">the parameters found in the </text:span><text:span text:style-name="T10">‘Main’ file ‘Input’. </text:span><text:span text:style-name="T14">This will create </text:span><text:span text:style-name="T15">a</text:span><text:span text:style-name="T14"> study name</text:span><text:span text:style-name="T15">d</text:span><text:span text:style-name="T14"> ‘Single</text:span><text:span text:style-name="T15">Study’ in the directory Example containing the results of the simulation. The mesh used can be found in Mesh directory in Example. </text:span><text:span text:style-name="T25">Important note is that to run this simulation you will need to have a file called ‘Input.py’ in the Input/Tensile/Example directory.</text:span><text:span text:style-name="T10"> </text:span></text:p>
      <text:p text:style-name="P20"><text:span text:style-name="T10">T</text:span><text:span text:style-name="T2">o begin with the mode is set to ‘interactive’ to allow you to get used to it, but feel free to change this to continuous or headless as you please.</text:span></text:p>
      <text:p text:style-name="P15"/>
      <text:p text:style-name="P22"><text:span text:style-name="T23">Task </text:span>1</text:p>
      <text:p text:style-name="P7">Open a terminal and execture the Run.py file. This should <text:span text:style-name="T23">begin creating a mesh called ‘Notch1’ who’s dimensions can be found in the input file. You will also notice that a directory named ‘SingleStudy’ has been created, where simulation results will be stored.</text:span></text:p>
      <text:p text:style-name="P7"/>
      <text:p text:style-name="P23">Task 2</text:p>
      <text:p text:style-name="P8">In the argument INPUT, remove the key, <text:span text:style-name="T30">value</text:span> ‘Single’:’<text:span text:style-name="T30">SingleStudy’</text:span> and replace it with 'Parametric' : 'Parametric<text:span text:style-name="T26">File</text:span>'. This will use information from ‘<text:span text:style-name="T27">ParametricFile’ (also in Input/Tensile/Example) to create multiple simulations. In this case there are 2 new meshes which are needed - ‘Notch2’ and ‘Notch3’. Run the file now and you should see that both these meshes are created. You will notice that 2 new directories have been created - ‘Parametric1’ and ‘Parametric2’. These are the ‘CalcNames’ supplied in ParametricFile and here is where Simulation results will be stored.</text:span></text:p>
      <text:p text:style-name="P8"/>
      <text:p text:style-name="P10">To view these meshes created in Task 1 and 2 you can <text:span text:style-name="T27">view them in SALOME. Open SALOME, click the Mesh icon and then File&gt;Import&gt;MED file (or Ctrl+M for a shortcut) and chose the meshes Notch1, 2 and 3 to see how they look.</text:span></text:p>
      <text:p text:style-name="P10"/>
      <text:p text:style-name="P11"><text:soft-page-break/>Opening SALOME and importing the meshes can be somewhat annoying if you just want to check a mesh quickly. Some capabilities have been included to see the mesh in the GUI <text:s/>as part of VirtualLab. In the Run.py file if you write ‘MeshCheck’ = ‘Notch2’ <text:s/>as a key word argument (kwarg) in Study.Mesh(), this will open SALOME in the GUI and create the geometry and mesh for ‘Notch2’ for you to look at. This is a useful feature for checking the mesh fineness or debugging if there is a problem with the mesh. Note however that this can’t be done as part of a simulation – that is that SALOME will be opened in the GUI however once you close it the script will terminate (Aster will not run).</text:p>
      <text:p text:style-name="P24">Task 3</text:p>
      <text:p text:style-name="P9">Up until now we have only run the mesh part of the study – this has been achieved due to the fact that ‘RunStudy’ is set to ‘N’ <text:span text:style-name="T24">in the main input file. Change this flag to ‘Y’ and the ‘CreateMesh’ flag to ‘N’ (since the meshes have now been created). Repeat Task1 (Changing the key in INPUT back to single). Once this has been successfully completed you should see that in the Aster directory in ‘SingleStudy’ there are .rmed files (result files from CodeAster) along with a log output by CodeAster. Open these .rmed files in ParaViS in SALOME to see the results.</text:span></text:p>
      <text:p text:style-name="P9"/>
      <text:p text:style-name="P25">Task 4</text:p>
      <text:p text:style-name="P10">Repeat Task2 but run <text:span text:style-name="T28">only </text:span>the Aster part of the study.</text:p>
      <text:p text:style-name="P10"/>
      <text:p text:style-name="P12">Once you have completed the above tasks it may be worthwhile you looking at the files which have been used to create this <text:span text:style-name="T28">simulations</text:span>. In Scripts/Tensile/Preproc the file ‘Tensile.py’ has been used to make the dogbone sample (This has been done in the ‘Create’ function). <text:span text:style-name="T28">Then in S</text:span>cripts/Tensile/<text:span text:style-name="T28">Aster you will find the command file ‘Tensile.comm’ which is used by CodeAster for the simulation. Take a look at these to try and figure out what each part is doing.</text:span></text:p>
      <text:p text:style-name="P27"/>
      <text:p text:style-name="P6"/>
      <text:p text:style-name="P6"/>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4-27T22:22:29.838187720</dc:date>
    <meta:editing-duration>PT4H27M29S</meta:editing-duration>
    <meta:editing-cycles>39</meta:editing-cycles>
    <meta:generator>LibreOffice/6.0.7.3$Linux_X86_64 LibreOffice_project/00m0$Build-3</meta:generator>
    <meta:document-statistic meta:table-count="0" meta:image-count="0" meta:object-count="0" meta:page-count="3" meta:paragraph-count="34" meta:word-count="1347" meta:character-count="8147" meta:non-whitespace-character-count="6811"/>
  </office:meta>
</office:document-meta>
</file>